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 fo:font-weight="bold"/>
    </style:style>
    <style:style style:name="P3" style:family="paragraph" style:parent-style-name="Standard">
      <style:text-properties style:font-name="Times" fo:font-size="9pt"/>
    </style:style>
    <style:style style:name="T1" style:family="text">
      <style:text-properties officeooo:rsid="000ccdd4"/>
    </style:style>
    <style:style style:name="T2" style:family="text">
      <style:text-properties officeooo:rsid="000da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eptember <text:span text:style-name="T1">15</text:span> 2019 <text:span text:style-name="T2">03</text:span>:<text:span text:style-name="T2">23</text:span> Pm</text:p>
      <text:p text:style-name="P2">Full Stack Project Spring Boot 2.0 ReactJs and Redux</text:p>
      <text:p text:style-name="P2"><text:span text:style-name="T1">3</text:span> – <text:span text:style-name="T1">React and Redux Front-end Project CRUD Operations</text:span></text:p>
      <text:p text:style-name="P2"><text:tab/>Start Video <text:span text:style-name="T2">4</text:span>. 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5T15:23:20.823266948</dc:date>
    <meta:editing-duration>PT1M38S</meta:editing-duration>
    <meta:editing-cycles>2</meta:editing-cycles>
    <meta:document-statistic meta:table-count="0" meta:image-count="0" meta:object-count="0" meta:page-count="1" meta:paragraph-count="4" meta:word-count="25" meta:character-count="147" meta:non-whitespace-character-count="123"/>
  </office:meta>
</office:document-meta>
</file>